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text-underline-style="none" fo:font-weight="normal" officeooo:rsid="001cdec2" officeooo:paragraph-rsid="00243e35" style:font-size-asian="10.5pt" style:font-weight-asian="normal" style:font-size-complex="12pt" style:font-weight-complex="normal"/>
    </style:style>
    <style:style style:name="P2" style:family="paragraph" style:parent-style-name="Standard">
      <style:text-properties fo:font-size="12pt" style:text-underline-style="none" fo:font-weight="normal" officeooo:rsid="001cdec2" officeooo:paragraph-rsid="001e59e2"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1cdec2" officeooo:paragraph-rsid="001cdec2"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229e27" officeooo:paragraph-rsid="00229e27"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1f1154" officeooo:paragraph-rsid="001f1154"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28c418" officeooo:paragraph-rsid="0028c418"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28c418" officeooo:paragraph-rsid="002f6dd8"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2724d7" officeooo:paragraph-rsid="002724d7"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24a20d" officeooo:paragraph-rsid="0024a20d"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24187d" officeooo:paragraph-rsid="002724d7"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24187d" officeooo:paragraph-rsid="0024187d"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22841d" officeooo:paragraph-rsid="00229e27"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22841d" officeooo:paragraph-rsid="0022841d"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1b0156" officeooo:paragraph-rsid="001cdec2"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1b0156" officeooo:paragraph-rsid="00243e35"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1e59e2" officeooo:paragraph-rsid="001e59e2"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197468" officeooo:paragraph-rsid="00197468"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197468" officeooo:paragraph-rsid="002caa1a"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210b95" officeooo:paragraph-rsid="00210b95"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2e0c6f" officeooo:paragraph-rsid="002e0c6f"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2f6dd8" officeooo:paragraph-rsid="002f6dd8"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30fb72" officeooo:paragraph-rsid="0030fb72"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0328d37" officeooo:paragraph-rsid="00328d37" style:font-size-asian="10.5pt" style:font-weight-asian="normal" style:font-size-complex="12pt" style:font-weight-complex="normal"/>
    </style:style>
    <style:style style:name="P24" style:family="paragraph" style:parent-style-name="Standard">
      <style:text-properties fo:font-size="12pt" style:text-underline-style="none" fo:font-weight="normal" officeooo:rsid="0032d956" officeooo:paragraph-rsid="0032d956" style:font-size-asian="10.5pt" style:font-weight-asian="normal" style:font-size-complex="12pt" style:font-weight-complex="normal"/>
    </style:style>
    <style:style style:name="P25" style:family="paragraph" style:parent-style-name="Standard">
      <style:text-properties fo:font-size="12pt" style:text-underline-style="none" fo:font-weight="normal" officeooo:rsid="003424d3" officeooo:paragraph-rsid="003424d3" style:font-size-asian="10.5pt" style:font-weight-asian="normal" style:font-size-complex="12pt" style:font-weight-complex="normal"/>
    </style:style>
    <style:style style:name="P26" style:family="paragraph" style:parent-style-name="Standard">
      <style:text-properties fo:font-size="12pt" style:text-underline-style="none" fo:font-weight="normal" officeooo:rsid="00343c70" officeooo:paragraph-rsid="00343c70" style:font-size-asian="10.5pt" style:font-weight-asian="normal" style:font-size-complex="12pt" style:font-weight-complex="normal"/>
    </style:style>
    <style:style style:name="P27" style:family="paragraph" style:parent-style-name="Standard">
      <style:text-properties fo:font-size="12pt" fo:font-style="italic" style:text-underline-style="none" fo:font-weight="normal" officeooo:rsid="001b0156" officeooo:paragraph-rsid="00197468" style:font-size-asian="10.5pt" style:font-style-asian="italic" style:font-weight-asian="normal" style:font-size-complex="12pt" style:font-style-complex="italic" style:font-weight-complex="normal"/>
    </style:style>
    <style:style style:name="P28" style:family="paragraph" style:parent-style-name="Standard">
      <style:text-properties fo:font-size="14pt" style:text-underline-style="none" fo:font-weight="bold" officeooo:rsid="00197468" officeooo:paragraph-rsid="002724d7" style:font-size-asian="12.25pt" style:font-weight-asian="bold" style:font-size-complex="14pt" style:font-weight-complex="bold"/>
    </style:style>
    <style:style style:name="P29" style:family="paragraph" style:parent-style-name="Standard">
      <style:text-properties fo:font-size="14pt" style:text-underline-style="none" fo:font-weight="bold" officeooo:rsid="00197468" officeooo:paragraph-rsid="0024a20d" style:font-size-asian="12.25pt" style:font-weight-asian="bold" style:font-size-complex="14pt" style:font-weight-complex="bold"/>
    </style:style>
    <style:style style:name="P30" style:family="paragraph" style:parent-style-name="Standard">
      <style:text-properties fo:font-size="14pt" style:text-underline-style="none" fo:font-weight="bold" officeooo:rsid="00197468" officeooo:paragraph-rsid="00243e35" style:font-size-asian="12.25pt" style:font-weight-asian="bold" style:font-size-complex="14pt" style:font-weight-complex="bold"/>
    </style:style>
    <style:style style:name="P31" style:family="paragraph" style:parent-style-name="Standard">
      <style:text-properties fo:font-size="14pt" style:text-underline-style="none" fo:font-weight="bold" officeooo:rsid="00197468" officeooo:paragraph-rsid="0024187d" style:font-size-asian="12.25pt" style:font-weight-asian="bold" style:font-size-complex="14pt" style:font-weight-complex="bold"/>
    </style:style>
    <style:style style:name="P32" style:family="paragraph" style:parent-style-name="Standard">
      <style:text-properties fo:font-size="14pt" style:text-underline-style="none" fo:font-weight="bold" officeooo:rsid="00197468" officeooo:paragraph-rsid="0022841d" style:font-size-asian="12.25pt" style:font-weight-asian="bold" style:font-size-complex="14pt" style:font-weight-complex="bold"/>
    </style:style>
    <style:style style:name="P33" style:family="paragraph" style:parent-style-name="Standard">
      <style:text-properties fo:font-size="14pt" style:text-underline-style="none" fo:font-weight="bold" officeooo:rsid="00197468" officeooo:paragraph-rsid="001cdec2" style:font-size-asian="12.25pt" style:font-weight-asian="bold" style:font-size-complex="14pt" style:font-weight-complex="bold"/>
    </style:style>
    <style:style style:name="P34" style:family="paragraph" style:parent-style-name="Standard">
      <style:text-properties fo:font-size="14pt" style:text-underline-style="none" fo:font-weight="bold" officeooo:rsid="00197468" officeooo:paragraph-rsid="001b0156" style:font-size-asian="12.25pt" style:font-weight-asian="bold" style:font-size-complex="14pt" style:font-weight-complex="bold"/>
    </style:style>
    <style:style style:name="P35" style:family="paragraph" style:parent-style-name="Standard">
      <style:text-properties fo:font-size="14pt" style:text-underline-style="none" fo:font-weight="bold" officeooo:rsid="00197468" officeooo:paragraph-rsid="00210b95" style:font-size-asian="12.25pt" style:font-weight-asian="bold" style:font-size-complex="14pt" style:font-weight-complex="bold"/>
    </style:style>
    <style:style style:name="P36" style:family="paragraph" style:parent-style-name="Standard">
      <style:text-properties fo:font-size="14pt" style:text-underline-style="none" fo:font-weight="bold" officeooo:rsid="00197468" officeooo:paragraph-rsid="00197468" style:font-size-asian="12.25pt" style:font-weight-asian="bold" style:font-size-complex="14pt" style:font-weight-complex="bold"/>
    </style:style>
    <style:style style:name="P37" style:family="paragraph" style:parent-style-name="Standard">
      <style:text-properties fo:font-size="14pt" style:text-underline-style="none" fo:font-weight="bold" officeooo:rsid="00197468" officeooo:paragraph-rsid="002f6dd8" style:font-size-asian="12.25pt" style:font-weight-asian="bold" style:font-size-complex="14pt" style:font-weight-complex="bold"/>
    </style:style>
    <style:style style:name="P38" style:family="paragraph" style:parent-style-name="Standard">
      <style:text-properties fo:font-size="16pt" style:text-underline-style="solid" style:text-underline-width="auto" style:text-underline-color="font-color" fo:font-weight="bold" officeooo:rsid="0024187d" officeooo:paragraph-rsid="0024187d" style:font-size-asian="16pt" style:font-weight-asian="bold" style:font-size-complex="16pt" style:font-weight-complex="bold"/>
    </style:style>
    <style:style style:name="P39" style:family="paragraph" style:parent-style-name="Standard">
      <style:text-properties fo:font-size="16pt" style:text-underline-style="solid" style:text-underline-width="auto" style:text-underline-color="font-color" fo:font-weight="bold" officeooo:rsid="00197468" officeooo:paragraph-rsid="00197468" style:font-size-asian="16pt" style:font-weight-asian="bold" style:font-size-complex="16pt" style:font-weight-complex="bold"/>
    </style:style>
    <style:style style:name="P40" style:family="paragraph" style:parent-style-name="Standard">
      <style:text-properties style:text-underline-style="none" fo:font-weight="normal" officeooo:rsid="00197468" officeooo:paragraph-rsid="00197468" style:font-weight-asian="normal" style:font-weight-complex="normal"/>
    </style:style>
    <style:style style:name="P41" style:family="paragraph" style:parent-style-name="Standard">
      <style:text-properties fo:font-size="12pt" style:text-underline-style="none" fo:font-weight="normal" officeooo:rsid="0022841d" officeooo:paragraph-rsid="00229e27" style:font-size-asian="10.5pt" style:font-weight-asian="normal" style:font-size-complex="12pt" style:font-weight-complex="normal"/>
    </style:style>
    <style:style style:name="P42" style:family="paragraph" style:parent-style-name="Standard">
      <style:text-properties fo:font-size="12pt" style:text-underline-style="none" fo:font-weight="normal" officeooo:rsid="0022841d" officeooo:paragraph-rsid="0034f3e0" style:font-size-asian="10.5pt" style:font-weight-asian="normal" style:font-size-complex="12pt" style:font-weight-complex="normal"/>
    </style:style>
    <style:style style:name="P43" style:family="paragraph" style:parent-style-name="Standard">
      <style:text-properties fo:font-size="12pt" style:text-underline-style="none" fo:font-weight="normal" officeooo:rsid="0034f3e0" officeooo:paragraph-rsid="0034f3e0" style:font-size-asian="10.5pt" style:font-weight-asian="normal" style:font-size-complex="12pt" style:font-weight-complex="normal"/>
    </style:style>
    <style:style style:name="P44" style:family="paragraph" style:parent-style-name="Standard" style:list-style-name="L1">
      <style:text-properties fo:font-size="12pt" style:text-underline-style="none" fo:font-weight="normal" officeooo:rsid="0034f3e0" officeooo:paragraph-rsid="0034f3e0" style:font-size-asian="10.5pt" style:font-weight-asian="normal" style:font-size-complex="12pt" style:font-weight-complex="normal"/>
    </style:style>
    <style:style style:name="P45" style:family="paragraph" style:parent-style-name="Standard">
      <style:text-properties fo:font-size="12pt" style:text-underline-style="none" fo:font-weight="normal" officeooo:rsid="0036078c" officeooo:paragraph-rsid="0036078c" style:font-size-asian="10.5pt" style:font-weight-asian="normal" style:font-size-complex="12pt" style:font-weight-complex="normal"/>
    </style:style>
    <style:style style:name="P46" style:family="paragraph" style:parent-style-name="Standard">
      <style:text-properties fo:font-size="14pt" style:text-underline-style="none" fo:font-weight="bold" officeooo:rsid="00197468" officeooo:paragraph-rsid="0034f3e0" style:font-size-asian="12.25pt" style:font-weight-asian="bold" style:font-size-complex="14pt" style:font-weight-complex="bold"/>
    </style:style>
    <style:style style:name="T1" style:family="text">
      <style:text-properties officeooo:rsid="001b0156"/>
    </style:style>
    <style:style style:name="T2" style:family="text">
      <style:text-properties officeooo:rsid="001cdec2"/>
    </style:style>
    <style:style style:name="T3" style:family="text">
      <style:text-properties officeooo:rsid="00210b95"/>
    </style:style>
    <style:style style:name="T4" style:family="text">
      <style:text-properties officeooo:rsid="0022841d"/>
    </style:style>
    <style:style style:name="T5" style:family="text">
      <style:text-properties officeooo:rsid="00229e27"/>
    </style:style>
    <style:style style:name="T6" style:family="text">
      <style:text-properties officeooo:rsid="0023aa82"/>
    </style:style>
    <style:style style:name="T7" style:family="text">
      <style:text-properties officeooo:rsid="0024187d"/>
    </style:style>
    <style:style style:name="T8" style:family="text">
      <style:text-properties officeooo:rsid="00243e35"/>
    </style:style>
    <style:style style:name="T9" style:family="text">
      <style:text-properties officeooo:rsid="0024a20d"/>
    </style:style>
    <style:style style:name="T10" style:family="text">
      <style:text-properties officeooo:rsid="00252ff7"/>
    </style:style>
    <style:style style:name="T11" style:family="text">
      <style:text-properties officeooo:rsid="002724d7"/>
    </style:style>
    <style:style style:name="T12" style:family="text">
      <style:text-properties officeooo:rsid="002caa1a"/>
    </style:style>
    <style:style style:name="T13" style:family="text">
      <style:text-properties officeooo:rsid="002f6dd8"/>
    </style:style>
    <style:style style:name="T14" style:family="text">
      <style:text-properties officeooo:rsid="0030fb72"/>
    </style:style>
    <style:style style:name="T15" style:family="text">
      <style:text-properties officeooo:rsid="0032d956"/>
    </style:style>
    <style:style style:name="T16" style:family="text">
      <style:text-properties officeooo:rsid="003424d3"/>
    </style:style>
    <style:style style:name="T17" style:family="text">
      <style:text-properties officeooo:rsid="0034f3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Spielregeln</text:p>
      <text:p text:style-name="P39"/>
      <text:p text:style-name="P17">Im Folgenden möchte ich das Regelwerk darlegen, auf dem die Entscheidungen der K.I. basieren werden. Ich werde versuchen nicht zu sehr ins Detail zu gehen, sondern <text:span text:style-name="T1">mich auf die wichtigsten Mechaniken konzentrieren. Das Spiel ermöglicht eine Vielzahl verschiedener Strategien und Taktiken, wobei ich trotz ausführlicher Studien der Möglichkeiten mit hoher Wahrscheinlichkeit nicht alle erfasst habe.</text:span></text:p>
      <text:p text:style-name="P27"/>
      <text:p text:style-name="P36">Spielziel:</text:p>
      <text:p text:style-name="P36"/>
      <text:p text:style-name="P40">Das Ziel des Spiels ist es entweder das Hauptquartier des Gegners zu besetzen oder alle gegnerischen Einheiten zu besiegen.</text:p>
      <text:p text:style-name="P40"/>
      <text:p text:style-name="P36">So wird gespielt:</text:p>
      <text:p text:style-name="P36"/>
      <text:p text:style-name="P17">Abwechselnd zieht jeder Spieler alle seine Einheiten, dabei gibt es kein Zeitlimit. Hat ein Spieler alle Einheiten gezogen oder möchte keine weiteren Züge machen, beendet er die Runde und der andere Spieler ist dran. <text:span text:style-name="T12">Das original Spiel kann mit bis zu vier Spielern gespielt werden, aber ich werde mich auf das Spiel eins gegen eins konzentrieren, da die Beachtung alliierter Parteien einen erheblichen Mehraufwand erfordern würde und ich denke der Zeitrahmen ist dafür zu knapp.</text:span></text:p>
      <text:p text:style-name="P17"/>
      <text:p text:style-name="P36">Ressourcen:</text:p>
      <text:p text:style-name="P36"/>
      <text:p text:style-name="P18"><text:span text:style-name="T12">Im Spiel gibt es nur eine Ressource, nämlich Geld </text:span>(im Folgenden „Credits“ genannt). Am Anfang jeder Runde erhält ein Spieler für alle Gebäude, die er erfolgreich besetzt hat, einen festen <text:span text:style-name="T12">Betrag an Credits</text:span>. Für diese Credits können neue Einheiten gekauft werden oder beschädigte Einheiten repariert werden. <text:span text:style-name="T12">Der Betrag an Credits, den man pro Gebäude erhält, sowie das Startguthaben zu Beginn des Spiels können vor Spielstart festgelegt werden.</text:span></text:p>
      <text:p text:style-name="P17"/>
      <text:p text:style-name="P35"><text:span text:style-name="T3">Bewegung der Einheiten</text:span>:</text:p>
      <text:p text:style-name="P35"/>
      <text:p text:style-name="P19">Jede Einheit kann nur einmal pro Runde bewegt werden. <text:span text:style-name="T4">Pro Feld kann sich immer nur eine Einheit befinden.</text:span> Die Einheiten sind, abhängig von ihrem Typ, auf bestimmtes Gelände zur Fortbewegung angewiesen. Also Seeeinheiten können sich nur auf dem Wasser bewegen, Landeinheiten können sich nur <text:span text:style-name="T4">an</text:span> Land bewegen usw. Dabei gibt es noch einige Besonderheiten, wie z.B. Infanterie kann sich auch durch Flüsse bewegen, Fahrzeuge können keine Berge überqueren <text:span text:style-name="T4">u.ä. </text:span>, darauf möchte ich an dieser <text:span text:style-name="T4">aber</text:span> Stelle nicht weiter eingehen. Sollte die Verwendung eines bestimmten Terrain<text:span text:style-name="T4">s</text:span> relevant für eine Taktik sein, werde ich <text:span text:style-name="T4">das dann</text:span> genauer beschreiben. <text:span text:style-name="T7">Je nach Untergrund kostet die Fortbewegung unterschiedlich viele Bewegungspunkte. </text:span></text:p>
      <text:p text:style-name="P19"/>
      <text:p text:style-name="P13">Wichtig sind noch zwei Dinge: Zum einen können sich eigene Einheiten nicht durch gegnerische Einheiten hindurch bewegen (auch die Lufteinheiten nicht). Bewegung durch eigene Einheiten hindurch ist problemlos möglich.</text:p>
      <text:p text:style-name="P13">Zum anderen können fast alle Einheiten nach der Bewegung noch angreifen (ausgenommen: Artillerieeinheiten). Es ist allerdings nicht möglich zuerst anzugreifen und danach noch eine Bewegung auszuführen.</text:p>
      <text:p text:style-name="P17"/>
      <text:p text:style-name="P34"><text:span text:style-name="T1">Die Einheiten</text:span>:</text:p>
      <text:p text:style-name="P34"/>
      <text:p text:style-name="P15"><text:soft-page-break/><text:span text:style-name="T2">Die Grundmechanik </text:span>basiert, <text:span text:style-name="T12">wie bereits erwähnt,</text:span> auf dem Stein-Schere-Papier<text:span text:style-name="T12">-</text:span>Prinzip<text:span text:style-name="T2">, bei dem bestimmte Arten von Einheiten besonders stark gegenüber einem anderen Typ von Einheiten sind, aber gleichzeitig besonders schwach gegenüber einem andern Typ. Somit wird sichergestellt, dass keine Einheit übermächtig ist und alle Einheiten ihre Berechtigung haben. (Ein Beispiel: Der Bomber ist eine der stärksten Einheiten gegen Bodeneinheiten, kann seinerseits aber keine Lufteinheiten angreifen und ist daher z.B. dem Abfangjäger schutzlos ausgeliefert.) </text:span></text:p>
      <text:p text:style-name="P15"/>
      <text:p text:style-name="P1">Jede Einheit verfügt über maximal zehn Lebenspunkte. Wird eine Einheit beschädigt kann diese durch Heilung oder das Zusammenlegen mit einer Einheit des gleich Typs (dazu später mehr) wieder aufgefüllt werden. <text:span text:style-name="T12">D</text:span>er maximal<text:span text:style-name="T12">e</text:span> Wert von zehn <text:span text:style-name="T12">Lebenspunkten</text:span> kann aber nie überschritten werden.</text:p>
      <text:p text:style-name="P1"/>
      <text:p text:style-name="P3">Es gibt drei Arten von Einheiten: Boden-, Luft- und Seeeinheiten, diese werde ich im Folgenden kurz beschreiben.</text:p>
      <text:p text:style-name="P17"/>
      <text:p text:style-name="P33"><text:span text:style-name="T2">Bodeneinheiten</text:span>:</text:p>
      <text:p text:style-name="P33"/>
      <text:p text:style-name="P2">Die Bodeneinheiten bilden das Rückgrat jeder Armee. Im Spiel sind sie mit 11 Typen, die am häufigsten vertretenen Einheiten. Von den Bodeneinheiten können als einziges die Infanteristen <text:span text:style-name="T12">und Anti-Panzereinheiten</text:span> Gebäude einnehmen, die für die Beschaffung von Ressourcen essentiell sind.</text:p>
      <text:p text:style-name="P2"/>
      <text:p text:style-name="P2">Es gibt durchaus die Option nur See- oder Luftschlachten zu schlagen, aber in meinen Betrachtungen für die K.I. wird eine Armee aus Bodeneinheiten den Kern <text:span text:style-name="T12">aller</text:span> ihrer Strategie<text:span text:style-name="T12">n</text:span> bilden. </text:p>
      <text:p text:style-name="P2"/>
      <text:p text:style-name="P20">TODO: Bild: Bodeneinheiten</text:p>
      <text:p text:style-name="P14"/>
      <text:p text:style-name="P33"><text:span text:style-name="T2">Lufteinheiten</text:span>:</text:p>
      <text:p text:style-name="P33"/>
      <text:p text:style-name="P3">Die Lufteinheiten sind die wohl mobilsten Einheiten des Spiels, da sie Wasser und jegliche Hindernisse an Land problemlos überfliegen können. Zu beachten sei allerdings ihr hoher Treibstoffverbrauch, wenn dieser aufgebraucht ist, stürzen sie ab <text:span text:style-name="T12">und gelten als zerstört</text:span>. Somit sollte darauf geachtet werden sie regelmäßig nachzutanken. Zudem sind sie sehr anfällig gegenüber gegnerischer Luftabwehr. Insofern eignen sie sich eher für schnelle, präzise Schläge, als für langwierige Belagerungen.</text:p>
      <text:p text:style-name="P3"/>
      <text:p text:style-name="P16">Für die K.I. plane ich Lufteinheiten als Verstärkung zu verwenden, die eine Landstreitmacht durch ihre Schnelligkeit und Flexibilität unterstützen soll.</text:p>
      <text:p text:style-name="P14"/>
      <text:p text:style-name="P20">TODO: Bild: Lufteinheiten</text:p>
      <text:p text:style-name="P20"/>
      <text:p text:style-name="P33"><text:span text:style-name="T2">Seeeinheiten</text:span>:</text:p>
      <text:p text:style-name="P33"/>
      <text:p text:style-name="P3">Die Seeeinheiten sind die teuersten, aber auch schlagkräftigsten Einheiten des Spiels. Der Vorteil, dass sie von Land aus <text:span text:style-name="T12">fast</text:span> nicht angegriffen werden können <text:span text:style-name="T12">(Ausnahmen bildet hier die Artillerie mit entsprechender Reichweite) </text:span>liegt auf der Hand. Außerdem haben sie mit dem Kreuzer eine hervorragende Verteidigung gegen gegnerische Luftangriffe und können durch eine geschickte Positionierung gegnerische Basen sehr gut belagern. Zudem besitzen sie mit dem U-Boot die einzige Einheit im Spiel, die sich tarnen kann.</text:p>
      <text:p text:style-name="P3"/>
      <text:p text:style-name="P5"><text:soft-page-break/>Aufgrund des hohen Preises und der Tatsache, dass Seeeinheiten nur gut im Zusammenspiel mit einer funktionierenden Strategie der Bodeneinheiten funktionieren, <text:span text:style-name="T12">plane</text:span> ich sie für die K.I. als eine Art „Luxus“ <text:span text:style-name="T6">und </text:span>nur in einer recht späten Phase des Spiels einsetzen.</text:p>
      <text:p text:style-name="P5"/>
      <text:p text:style-name="P20">TODO: Bild: Seeeinheiten</text:p>
      <text:p text:style-name="P5"/>
      <text:p text:style-name="P32"><text:span text:style-name="T4">Der Kampf</text:span>:</text:p>
      <text:p text:style-name="P32"/>
      <text:p text:style-name="P12">Ist eine Einheit im Stande eine andere anzugreifen (<text:span text:style-name="T5">z</text:span>um Beispiel kann ein Panzer nicht einen Abfangjäger angreifen<text:span text:style-name="T5">), dann läuft der Kampf wie folgt ab: der Angreifer fügt dem Verteidiger Schaden zu, sofern der Verteidiger noch genügend Lebenspunkte übrig hat und im Stande ist dem Angreifer Schaden zuzufügen, tut er dies. </text:span></text:p>
      <text:p text:style-name="P12"/>
      <text:p text:style-name="P4">Jede Einheit verursacht unterschiedlich viel Basisschaden an anderen Einheiten. (Das Maschinengewehr der Infanteristen ist gut gegen andere Infanteristen geeignet, aber fast nutzlos gegen Fahrzeuge.) Hierbei ist zu beachten, dass der Schaden, den eine Einheit verursachen kann von ihren momentanen Lebenspunkten abhängt: verfügt eine Einheit nur noch über fünf Lebenspunkte, verursacht sie auch nur noch 50% ihres Basisschadens am Gegner. Aus taktischer Sicht lohnt es sich also fast ausnahmslos als <text:span text:style-name="T13">Erster</text:span> anzugreifen.</text:p>
      <text:p text:style-name="P12"/>
      <text:p text:style-name="P46"><text:span text:style-name="T17">Deckung</text:span>:</text:p>
      <text:p text:style-name="P46"/>
      <text:p text:style-name="P43">Wichtig für den Kampf ist die Deckung, sie verringert den erlittenen Schaden von Einheiten. Abhängig vom Terrain gibt es fünf Stufen von Deckung. </text:p>
      <text:p text:style-name="P43"/>
      <text:list xml:id="list1275487360" text:style-name="L1">
        <text:list-item>
          <text:p text:style-name="P44">Keine Deckung (0): Die Einheit erhält vollen Schaden, z.B. auf Straßen oder offener See.</text:p>
        </text:list-item>
        <text:list-item>
          <text:p text:style-name="P44">Leichte Deckung (1): Der Schaden wird um 15% reduziert, nur auf Ebenen.</text:p>
        </text:list-item>
        <text:list-item>
          <text:p text:style-name="P44">Mittlere Deckung (2): Der Schaden wird um 20% reduziert, nur im Wald.</text:p>
        </text:list-item>
        <text:list-item>
          <text:p text:style-name="P44">Schwere Deckung (3): Der Schaden wird um 30% reduziert, auf allen Fabriken und Städten.</text:p>
        </text:list-item>
        <text:list-item>
          <text:p text:style-name="P44">Volle Deckung (4): Der Schaden wird um 50% reduziert, auf dem Hauptquartier und Bergen.</text:p>
        </text:list-item>
      </text:list>
      <text:p text:style-name="P43"/>
      <text:p text:style-name="P43">Die Deckungsmechanik macht einen wesentlichen Teil des Spiels aus und fordert clevere Positionierung der eigenen Einheiten, einerseits um bei einem Angriff möglichst wenig Schaden durch den Gegenangriff der gegnerischen Einheit zu erhalten und andererseits um Einheiten zu schützen, die wertvoll sind.</text:p>
      <text:p text:style-name="P43"/>
      <text:p text:style-name="P43">Da Artillerieeinheiten nicht angegriffen werden können, wenn sie selbst angreifen ist es für die K.I. natürlich reizvoll diese Einheiten nicht in sichere Deckung zu stellen. Auf der anderen Seite erleiden diese Einheiten bei einem direkten Angriff in der Regel deutlich mehr Schaden, als Einheiten, die nicht in die Kategorie Artillerie gehören. Ich gehe davon aus, dass es schwierig werden wird ein gesundes Mittelmaß für die Entscheidungen der K.I. an dieser Stelle zu finden.</text:p>
      <text:p text:style-name="P43"/>
      <text:p text:style-name="P46"><text:span text:style-name="T17">Nebel des Krieges</text:span>:</text:p>
      <text:p text:style-name="P46"/>
      <text:p text:style-name="P43">Alle Einheiten haben einen Sichtradius. Gegnerische Einheiten, die sich nicht in diesem Radius befinden können nicht angegriffen werden. Die meisten Einheiten haben nur einen sehr kleinen Radius von ein bis zwei Feldern. Dies macht die Aufklärung des Gebiets in dem man den Gegner vermutet äußerst wichtig, da z.B. Artillerie schnell nutzlos wird, wenn sie ihre Ziele nicht sehen kann.</text:p>
      <text:p text:style-name="P43"/>
      <text:p text:style-name="P45"><text:soft-page-break/>Dies bietet interessante Möglichkeiten sich zum Beispiel an zu schleichen, hierbei ist allerdings zu bedenken, dass während des eigenen Zuges natürlich nicht zu sehen ist, welchen Bereich der Karte der Gegner aufgedeckt hat. Dies macht Aufklärungseinheiten zu beliebten Zielen, die die K.I. bevorzugt angreifen sollte.</text:p>
      <text:p text:style-name="P42"/>
      <text:p text:style-name="P38">Weitere Mechaniken</text:p>
      <text:p text:style-name="P38"/>
      <text:p text:style-name="P11">Zusätzlich zu den Kernmechaniken, die den Kampf und die Fortbewegung betreffen, gibt es noch weitere Mechaniken zu beachten. <text:span text:style-name="T13">Da diese Mechaniken recht komplexe taktische Möglichkeiten bieten und die Kombination dieser Möglichkeiten die Komplexität noch weiter steigert, werde ich kaum im Stande sei alle im Rahmen dieser Arbeit abzudecken. Aber ich werde mein Bestes versuchen, der K.I. so viele wie möglich an die Hand zu geben, um ein überzeugendes Spielerlebnis zu schaffen.</text:span></text:p>
      <text:p text:style-name="P11"/>
      <text:p text:style-name="P31"><text:span text:style-name="T7">Gebäude einnehmen</text:span>:</text:p>
      <text:p text:style-name="P31"/>
      <text:p text:style-name="P11">Um Ressourcen zu generieren ist es erforderlich so viele Gebäude wie möglich zu besetzen. Dabei ist der Typ des Gebäudes egal, jede<text:span text:style-name="T8">s Gebäude</text:span> generiert die gleiche Anzahl von Ressourcen, die, <text:span text:style-name="T13">wie schon erwähnt,</text:span> vor Spielbeginn festgelegt wird.</text:p>
      <text:p text:style-name="P11"/>
      <text:p text:style-name="P11">Gebäude können nur von Infanterie- und Anti-Panzereinheiten besetzt werden. <text:span text:style-name="T8">Um ein Gebäude zu besetzen muss eine Einheit sich auf ein unbesetztes oder vom Gegner besetztes Gebäude bewegen und den „Besetzen“ Befehl ausführen. Dabei werden von den maximalen Besatzungspunkten die aktuellen Lebenspunkte der Einheit abgezogen, fällt der Wert der Besatzungspunkte auf Null gilt das Gebäude als besetzt. Jedes Gebäude verfügt über maximal zwanzig Besatzungspunkte. Zum Beispiel: eine Einheit braucht mit vollen Lebenspunkten zwei Runden um ein Gebäude zu übernehmen. Eine Einheit mir nur noch sieben Lebenspunkten benötigt drei Runden und eine Einheit mir nur noch sechs Lebenspunkten volle vier Runden. Während eine Einheit eine Besatzung ausführt, kann sie angegriffen werden, was den Vorgang, abhängig vom erlittenen Schaden, verlängert. Wird eine Einheit während einer Besatzung zerstört, werden die Besatzungspunkte zurückgesetzt und die Besatzung muss von vorn beginnen.</text:span></text:p>
      <text:p text:style-name="P11"/>
      <text:p text:style-name="P21">Diese Mechanik werde ich in jedem Falle für die K.I. einbauen, da sie spielentscheidend ist.</text:p>
      <text:p text:style-name="P11"/>
      <text:p text:style-name="P28"><text:span text:style-name="T11">Einheiten produzieren</text:span>:</text:p>
      <text:p text:style-name="P8">Es gibt drei Produktionsgebäude: die Fabrik (Landeinheiten), den Flughafen (Lufteinheiten) und den Hafen (Seeeinheiten). Es kann pro Gebäude immer nur eine Einheit pro Runde gekauft werden, sofern sich keine gegnerische <text:span text:style-name="T13">oder eigene </text:span>Einheit auf dem Feld des Produktionsgebäudes befindet. </text:p>
      <text:p text:style-name="P8">Neu erworbene Einheiten können in der Runde, in der sie erworben wurden, keine Aktionen mehr ausführen.</text:p>
      <text:p text:style-name="P8"/>
      <text:p text:style-name="P21">Auch diese Mechanik ist spielentscheidend und wird der K.I. zur Verfügung gestellt.</text:p>
      <text:p text:style-name="P10"/>
      <text:p text:style-name="P30"><text:span text:style-name="T9">Sprit</text:span>:</text:p>
      <text:p text:style-name="P30"/>
      <text:p text:style-name="P9">Wenn sich eine Einheit bewegt verbraucht sie Sprit (auch Infanterie und Anti-Panzereinheiten). Der Verbrauch hängt vom Wetter und dem Untergrund, über den sich die Einheit bewegt, ab. Bestimmte Einheiten verbrauchen Sprit am Anfang der Runde, z.B. ein Helikopter, um sich in der Luft zu halten. Wenn der Sprit verbraucht wurde können sich Landeinheiten nicht mehr bewegen, Luft- und Seeeinheiten stürzen ab bzw. gehen unter und gelten als zerstört.</text:p>
      <text:p text:style-name="P9"/>
      <text:p text:style-name="P21"><text:soft-page-break/>Diese Mechanik bietet interessante Möglichkeiten, da sie die Versorgungs- und Transporteinheiten enorm (Erklärung zu diesen Einheiten folgt in Punkt: TODO: punkt einfügen) wichtig macht, vorstellbar wäre, dass die K.I. auf größeren Karten gezielt diese Fahrzeuge angreift, um die gegnerische Armee zu behindern.</text:p>
      <text:p text:style-name="P9"/>
      <text:p text:style-name="P29"><text:span text:style-name="T9">Munition</text:span>:</text:p>
      <text:p text:style-name="P29"/>
      <text:p text:style-name="P9">Munition wird verbraucht, wenn eine Einheit mit ihrer Hauptwaffe angreift. Ist die Munition verbraucht, kann diese Einheit nicht mehr angreifen. Als Besonderheit sei zu erwähnen, dass manche Einheiten über eine Zweitwaffe verfügen und alternativ diese verwenden, wenn die Munition <text:span text:style-name="T14">der Hauptwaffe </text:span>verbraucht ist. Bestimmte Waffen benötigen keine Munition, machen aber vergleichsweise weniger Schaden. Außerdem greifen Einheiten nur mit der Hauptwaffe an, wenn das Sinn macht. Zum Beispiel greift ein Panzer nur einen anderes Fahrzeug mit seinem Hauptgeschütz an, gegen eine Infanterieeinheit wird er seine Zweitwaffe, das Maschinengewehr, einsetzen.</text:p>
      <text:p text:style-name="P9"/>
      <text:p text:style-name="P22">Für diese Mechanik gilt das Gleiche, wie für die vorgenannte Mechanik.</text:p>
      <text:p text:style-name="P9"/>
      <text:p text:style-name="P29"><text:span text:style-name="T9">Versorgung</text:span>:</text:p>
      <text:p text:style-name="P29"/>
      <text:p text:style-name="P9">Munition und Sprit können auf zwei Arten wieder aufgefüllt werden. Zum einen durch bestimmte Versorgungseinheiten, <text:span text:style-name="T10">die auf einem der angrenzenden Felder stehen,</text:span> <text:span text:style-name="T10">oder indem die Einheit auf einem eigenen besetzten Gebäude platziert wird. Versorgung wird automatisch am Anfang einer Runde ausgeführt, kann aber auch auf Befehl ausgeführt werden, wobei die Versorgungseinheit keine weiteren Aktionen ausführen kann. Das Versorgen mit Sprit und Munition ist kostenlos und erfordert keine Ressourcen seitens der Versorgungsfahrzeugs.</text:span></text:p>
      <text:p text:style-name="P9"/>
      <text:p text:style-name="P22">Es sei erwähnt, dass Versorgungsfahrzeuge nicht angreifen können, aber dafür mit einer starken Panzerung ausgerüstet sind. Dadurch sind sie beliebte Ziele, aber nicht ohne weiteres zu zerstören.</text:p>
      <text:p text:style-name="P9"/>
      <text:p text:style-name="P28"><text:span text:style-name="T11">Zusammenlegen von Einheiten</text:span>:</text:p>
      <text:p text:style-name="P28"/>
      <text:p text:style-name="P8">Zwei Einheiten desselben Typs können zusammengelegt werden, sofern eine von ihnen nicht mehr über volle Lebenspunkte verfügt. Die momentanen Lebenspunkte beider Einheiten werden addiert, können aber den Wert zehn nicht übersteigen. Die „neue“ Einheit kann nach dem Zusammenlegen keine Aktionen mehr ausführen. Es ist allerdings möglich zuerst mit einer Einheit eine Aktion auszuführen und dann die zweite Einheit auf das Feld der ersten zu bewegen um die beiden zusammen zu legen.</text:p>
      <text:p text:style-name="P8"/>
      <text:p text:style-name="P22">Die Nutzung dieser Mechanik ist kritisch, da es unter Umständen besser ist Einheiten zu heilen, anstatt sie zusammenzulegen oder es könnte mehr Sinn machen den Zugang zu wichtigeren Einheiten zu blockieren, um anderen stärkeren Einheiten das Aufrücken zu ermöglichen. Ich denke, dass ich diese Mechanik aufgrund ihrer vielfältigen Möglichkeiten nicht berücksichtigen werde.</text:p>
      <text:p text:style-name="P8"/>
      <text:p text:style-name="P28"><text:span text:style-name="T11">Heilung</text:span>:</text:p>
      <text:p text:style-name="P28"/>
      <text:p text:style-name="P6">Befindet sich eine beschädigte Einheit auf einem eigenen besetzten Gebäude, dann werden am Anfang einer Runde bei dieser Einheit maximal zwei Lebenspunkte wieder hergestellt. Die anteiligen Kosten werden vom Konto des Spielers abgezogen. Kostet eine Einheit also 5000 Credits, kostet die Heilung <text:span text:style-name="T14">von zwei Lebenspunkten</text:span> 1000 Credits. Reichen die Credits des Spielers nicht aus, wird die Einheit nicht geheilt. <text:span text:style-name="T14">Die Einheiten werden in zufälliger Reihenfolge geheilt.</text:span></text:p>
      <text:p text:style-name="P6"><text:soft-page-break/></text:p>
      <text:p text:style-name="P22">Diese Mechanik möchte ich gerne einbauen, da es Verschwendung wäre, sie nicht zu nutzen. Im Normalfall sind die Produktionsgebäude relativ weit von den Konfliktzentren entfernt und es ist wichtiger Einheiten am Leben zu halten, anstatt auf Nachschub zu warten, der ein oder zwei Runden benötigt, um bis zum Konfliktzentrum zu gelangen.</text:p>
      <text:p text:style-name="P6"/>
      <text:p text:style-name="P37"><text:span text:style-name="T13">Wetter</text:span>:</text:p>
      <text:p text:style-name="P37"/>
      <text:p text:style-name="P23">In „Advance Wars 2“ spielt das Wetter eine wichtige Rolle. Als Wettertypen gibt es Sonne, Regen und Schnee. Die Wahrscheinlichkeit für Regen und Schnee liegt bei jeweils zehn Prozent, somit ist sonniges Wetter der Standard. Wetter wirkt sich wie folgt aus: bei Regen wird die Sichtweite aller Einheiten um ein Feld verringert (bis zu maximal einem Feld, also Einheiten können nicht komplett blind werden) und bei Schnee kostet die Bewegung auf bestimmten Geländearten mehr Bewegungspunkte. Es sei noch erwähnt, dass sich das Wetter pro Runde des Spielers ändert, also nicht erst nachdem beide Spieler dran waren.</text:p>
      <text:p text:style-name="P23"/>
      <text:p text:style-name="P23">Ich könnte mir gut vorstellen diese Mechanik einzubauen, da sie für menschliche Spieler zu interessanten Entscheidungen führt: Einheiten können sich plötzlich nicht mehr weit genug bewegen, um den geplanten Angriff auszuführen oder Artillerie kann die angreifende Armee plötzlich nicht mehr sehen. Hinzu kommt, dass sich für die K.I. inhaltlich nicht allzu viel ändert, da sie ihre Berechnungen auf Grundlage der momentan herrschenden Situation treffen sollen. <text:span text:style-name="T15">Es mangelt mir zwar noch an Grafiksets um Schnee oder Regen darzustellen, aber ich hoffe, ich werde die Zeit haben, diese noch einzubauen.</text:span></text:p>
      <text:p text:style-name="P23"/>
      <text:p text:style-name="P37"><text:span text:style-name="T13">Unterschiedliche Generäle</text:span>:</text:p>
      <text:p text:style-name="P37"/>
      <text:p text:style-name="P24">Vor Spielbeginn wählt jeder Spieler einen General aus, der den Kampf wesentlich beeinflusst. Im Spiel gibt es insgesamt 19 teils sehr unterschiedliche Generäle. Es gibt Generäle, die die Grundwerte der Einheiten verändern, zum Beispiel kann Artillerie weiter schießen oder Panzer können stärker angreifen. Meistens sind diese Vorteile mit ausgleichenden Nachteilen verbunden, wenn z.B. Einheiten im Einkauf billiger sind, sind sie auf dem Schlachtfeld merklich schwächer. </text:p>
      <text:p text:style-name="P24"/>
      <text:p text:style-name="P24">Des weiteren besitzt jeder General über eine Spezialfähigkeit (genauere Beschreibung im nächsten Punkt), die er nach Aufladung einsetzen kann, um das Spielgeschehen massiv zu beeinflussen.</text:p>
      <text:p text:style-name="P24"/>
      <text:p text:style-name="P24">Diese Mechanik werde ich auf keinen Fall einbauen, da sich die Spielweise abhängig vom gegnerischen und eigenen General stark ändert. Wenn Artillerie plötzlich deutlich gefährlicher ist oder der Gegner Gebäude schneller einnehmen kann, dann muss die Spielweise konsequent verändert werden und das traue ich mir zeitlich und inhaltlich nicht zu. <text:span text:style-name="T16">In meinem Falle haben alle Einheiten die unmodifizierten Grundwerte.</text:span></text:p>
      <text:p text:style-name="P7"/>
      <text:p text:style-name="P37"><text:span text:style-name="T13">Spezialfähigkeiten</text:span>:</text:p>
      <text:p text:style-name="P37"/>
      <text:p text:style-name="P25">Wie bereits erwähnt verfügt jeder General über zwei Spezialfähigkeiten, häufig sind dies unterschiedlich starke Ausprägungen desselben Effekts (z.B. heilt die schwache Version nur zwei Lebenspunkt aller Einheiten, die starke Version heilt hingegen fünf) . Diese Fähigkeiten benötigen unterschiedlich lange, um aufgeladen zu werden. Für die schwächere Version braucht man nicht so viele Ladungspunkte, wie für die stärkere Variante. In seltenen Fällen haben Generäle nur eine einzige Fähigkeit, die dann allerdings besonders stark ist.</text:p>
      <text:p text:style-name="P25"/>
      <text:p text:style-name="P25"><text:soft-page-break/><text:s/>Aufgeladen werden die Fähigkeiten, indem eigene Einheiten Schaden zufügen oder Schaden erleiden. Hierbei ist wichtig, dass sich die Fähigkeiten deutlich schneller aufladen, wenn man Schaden erhält. Durch diesen Vorteil, den ein Spieler erhält, der in die Defensive gedrängt wurde, sind interessante Möglichkeiten gegeben, einen scheinbar verlorenen Kampf doch noch herum zu drehen. </text:p>
      <text:p text:style-name="P25"/>
      <text:p text:style-name="P26">Die Auswirkungen sind vielfältig: es gibt einfachere wie die oben erwähnte Heilung, Verstärkung bestimmter oder aller Einheiten oder Erhöhung der Bewegungsreichweite, bis hin zu taktisch komplizierten Dingen, wie auf allen besetzten Gebäuden erscheint eine Infanterieeinheit oder das Wetter ändert sich plötzlich und die eigenen Einheiten sind davon nicht betroffen.</text:p>
      <text:p text:style-name="P7"/>
      <text:p text:style-name="P26">Möglicherweise werde ich von den einfacheren Auswirkungen ein oder zwei in Betracht ziehen. Allerdings habe ich diese Mechanik ziemlich weit hinten angestellt, da sie einen starken Eingriff ins Spielgeschehen erfordert und taktisch die K.I. vor eine Herausforderung 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20:03:01.715000000</meta:creation-date>
    <meta:generator>LibreOffice/5.3.6.1$Windows_x86 LibreOffice_project/686f202eff87ef707079aeb7f485847613344eb7</meta:generator>
    <dc:date>2019-08-16T02:28:25.366000000</dc:date>
    <meta:editing-duration>PT1H45M46S</meta:editing-duration>
    <meta:editing-cycles>7</meta:editing-cycles>
    <meta:document-statistic meta:table-count="0" meta:image-count="0" meta:object-count="0" meta:page-count="7" meta:paragraph-count="80" meta:word-count="2670" meta:character-count="18663" meta:non-whitespace-character-count="16069"/>
  </office:meta>
</office:document-meta>
</file>